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000000" style:vertical-align="automatic" fo:background-color="#FFB66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1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64066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7145cm"/>
    </style:style>
    <style:style style:name="co8" style:family="table-column">
      <style:table-column-properties fo:break-before="auto" style:column-width="3.74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D9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10:.$I10])" style:apply-style-name="cf1" style:base-cell-address="Sheet1.F1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10:.$I10])" style:apply-style-name="cf1" style:base-cell-address="Sheet1.E10"/>
    </style:style>
    <style:style style:name="ce21" style:family="table-cell" style:parent-style-name="Default" style:data-style-name="N0">
      <style:map style:condition="of:cell-content()=MIN([.$E9:.$I9])" style:apply-style-name="cf1" style:base-cell-address="Sheet1.D9"/>
    </style:style>
    <style:style style:name="ce22" style:family="table-cell" style:parent-style-name="Default" style:data-style-name="N0">
      <style:map style:condition="of:cell-content()=MIN([.$E10:.$I10])" style:apply-style-name="cf1" style:base-cell-address="Sheet1.E1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E9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F9"/>
    </style:style>
    <style:style style:name="ce2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map style:condition="of:cell-content()=MIN([.$E10:.$I10])" style:apply-style-name="cf1" style:base-cell-address="Sheet1.N9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  <style:map style:condition="of:cell-content()=MIN([.$E9:.$I9])" style:apply-style-name="cf1" style:base-cell-address="Sheet1.D9"/>
    </style:style>
    <style:style style:name="ce27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D9"/>
    </style:style>
    <style:style style:name="ce28" style:family="table-cell" style:parent-style-name="Default" style:data-style-name="N36">
      <style:table-cell-properties fo:border="thin solid #000000" style:vertical-align="automatic" fo:background-color="#FFB66C" style:repeat-content="false"/>
      <style:paragraph-properties fo:text-align="center"/>
      <style:map style:condition="of:cell-content()=MIN([.$E10:.$I10])" style:apply-style-name="cf1" style:base-cell-address="Sheet1.F10"/>
    </style:style>
    <style:style style:name="ce29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map style:condition="of:cell-content()=MIN([.$E10:.$I10])" style:apply-style-name="cf1" style:base-cell-address="Sheet1.E10"/>
    </style:style>
    <style:style style:family="graphic" style:name="a6">
      <style:graphic-properties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4.1764in" svg:y="4.178in" svg:width="4.0283in" svg:height="1.6078in" draw:z-index="1" draw:id="id0" draw:style-name="a2" draw:name="Line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5" table:default-cell-style-name="ce1"/>
        <table:table-column table:style-name="co9" table:number-columns-repeated="16366" table:default-cell-style-name="ce1"/>
        <table:table-row table:number-rows-repeated="2"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number-columns-repeated="5" table:style-name="ce2"/>
          <table:table-cell office:value-type="string" table:style-name="ce3">
            <text:p>SEQ-06</text:p>
          </table:table-cell>
          <table:table-cell table:number-columns-repeated="8" table:style-name="ce2"/>
          <table:table-cell office:value-type="string" table:style-name="ce3">
            <text:p>SEQ-06</text:p>
          </table:table-cell>
          <table:table-cell table:number-columns-repeated="3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4">
            <text:p><text:s text:c="3"/>Esperimenti variazione raggio in “Frame::ComputeStereoMatches()” function</text:p>
          </table:table-cell>
          <table:table-cell table:number-columns-repeated="4" table:style-name="ce5"/>
          <table:table-cell table:style-name="ce6"/>
          <table:table-cell table:number-columns-repeated="3" table:style-name="ce2"/>
          <table:table-cell office:value-type="string" table:style-name="ce4">
            <text:p><text:s text:c="3"/>Esperimenti variazione raggio in “Frame::ComputeStereoMatches()” function</text:p>
          </table:table-cell>
          <table:table-cell table:number-columns-repeated="4" table:style-name="ce5"/>
          <table:table-cell table:style-name="ce6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number-columns-repeated="5" table:style-name="ce2"/>
          <table:table-cell office:value-type="string" table:style-name="ce7">
            <text:p>DEFAULT</text:p>
          </table:table-cell>
          <table:table-cell table:number-columns-repeated="12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8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10">
            <text:p>2,0</text:p>
          </table:table-cell>
          <table:table-cell office:value-type="float" office:value="4" table:style-name="ce9">
            <text:p>4,0</text:p>
          </table:table-cell>
          <table:table-cell office:value-type="float" office:value="8" table:style-name="ce9">
            <text:p>8,0</text:p>
          </table:table-cell>
          <table:table-cell office:value-type="float" office:value="16" table:style-name="ce9">
            <text:p>16,0</text:p>
          </table:table-cell>
          <table:table-cell table:number-columns-repeated="3" table:style-name="ce2"/>
          <table:table-cell office:value-type="string" table:style-name="ce8">
            <text:p>Raggio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10">
            <text:p>2,0</text:p>
          </table:table-cell>
          <table:table-cell office:value-type="float" office:value="4" table:style-name="ce9">
            <text:p>4,0</text:p>
          </table:table-cell>
          <table:table-cell office:value-type="float" office:value="8" table:style-name="ce9">
            <text:p>8,0</text:p>
          </table:table-cell>
          <table:table-cell office:value-type="float" office:value="16" table:style-name="ce9">
            <text:p>16,0</text:p>
          </table:table-cell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8">
            <text:p>-----------------------</text:p>
          </table:table-cell>
          <table:table-cell table:number-columns-repeated="5" table:style-name="ce3"/>
          <table:table-cell table:number-columns-repeated="3" table:style-name="ce2"/>
          <table:table-cell office:value-type="string" table:style-name="ce8">
            <text:p>-----------------------</text:p>
          </table:table-cell>
          <table:table-cell table:number-columns-repeated="5" table:style-name="ce3"/>
          <table:table-cell/>
          <table:table-cell table:style-name="ce1">
            <draw:frame draw:z-index="3" draw:id="id2" draw:style-name="a6" draw:name="Grafico 6" svg:x="0.18453in" svg:y="0.0875in" svg:width="5in" svg:height="2.9238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string" table:style-name="ce8">
            <text:p>Translation error</text:p>
          </table:table-cell>
          <table:table-cell office:value-type="float" office:value="0.48" table:style-name="ce23">
            <text:p>0,48</text:p>
          </table:table-cell>
          <table:table-cell office:value-type="float" office:value="0.48" table:style-name="ce24">
            <text:p>0,48</text:p>
          </table:table-cell>
          <table:table-cell office:value-type="float" office:value="0.46" table:style-name="ce18">
            <text:p>0,46</text:p>
          </table:table-cell>
          <table:table-cell office:value-type="float" office:value="0.48" table:style-name="ce18">
            <text:p>0,48</text:p>
          </table:table-cell>
          <table:table-cell office:value-type="float" office:value="0.47" table:style-name="ce18">
            <text:p>0,47</text:p>
          </table:table-cell>
          <table:table-cell table:style-name="ce11"/>
          <table:table-cell table:number-columns-repeated="2" table:style-name="ce2"/>
          <table:table-cell office:value-type="string" table:style-name="ce12">
            <text:p>CPU(<text:span text:style-name="T2">ms</text:span>)</text:p>
          </table:table-cell>
          <table:table-cell office:value-type="float" office:value="2.8328000000000002" table:style-name="ce25">
            <text:p>2,833</text:p>
          </table:table-cell>
          <table:table-cell office:value-type="float" office:value="3.2309999999999999" table:style-name="ce25">
            <text:p>3,231</text:p>
          </table:table-cell>
          <table:table-cell office:value-type="float" office:value="3.7321" table:style-name="ce25">
            <text:p>3,732</text:p>
          </table:table-cell>
          <table:table-cell office:value-type="float" office:value="4.6788999999999996" table:style-name="ce25">
            <text:p>4,679</text:p>
          </table:table-cell>
          <table:table-cell office:value-type="float" office:value="6.2819000000000003" table:style-name="ce25">
            <text:p>6,282</text:p>
          </table:table-cell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8">
            <text:p>Rotational error</text:p>
          </table:table-cell>
          <table:table-cell office:value-type="float" office:value="0.15" table:style-name="ce20">
            <text:p>0,15</text:p>
          </table:table-cell>
          <table:table-cell office:value-type="float" office:value="0.16" table:style-name="ce19">
            <text:p>0,16</text:p>
          </table:table-cell>
          <table:table-cell office:value-type="float" office:value="0.15" table:style-name="ce18">
            <text:p>0,15</text:p>
          </table:table-cell>
          <table:table-cell office:value-type="float" office:value="0.16" table:style-name="ce18">
            <text:p>0,16</text:p>
          </table:table-cell>
          <table:table-cell office:value-type="float" office:value="0.15" table:style-name="ce18">
            <text:p>0,15</text:p>
          </table:table-cell>
          <table:table-cell table:number-columns-repeated="3" table:style-name="ce2"/>
          <table:table-cell office:value-type="string" table:style-name="ce12">
            <text:p>Stereo Matching(σ)</text:p>
          </table:table-cell>
          <table:table-cell office:value-type="float" office:value="0.53486999999999996" table:style-name="ce25">
            <text:p>0,535</text:p>
          </table:table-cell>
          <table:table-cell office:value-type="float" office:value="0.55742000000000003" table:style-name="ce25">
            <text:p>0,557</text:p>
          </table:table-cell>
          <table:table-cell office:value-type="float" office:value="0.64575000000000005" table:style-name="ce25">
            <text:p>0,646</text:p>
          </table:table-cell>
          <table:table-cell office:value-type="float" office:value="0.71655999999999997" table:style-name="ce25">
            <text:p>0,717</text:p>
          </table:table-cell>
          <table:table-cell office:value-type="float" office:value="0.68159000000000003" table:style-name="ce25">
            <text:p>0,682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CPU</text:p>
          </table:table-cell>
          <table:table-cell table:style-name="ce2"/>
          <table:table-cell office:value-type="string" table:style-name="ce8">
            <text:p>ATE(m)</text:p>
          </table:table-cell>
          <table:table-cell office:value-type="float" office:value="2.4300000000000002" table:style-name="ce20">
            <text:p>2,43</text:p>
          </table:table-cell>
          <table:table-cell office:value-type="float" office:value="2.4500000000000002" table:style-name="ce19">
            <text:p>2,45</text:p>
          </table:table-cell>
          <table:table-cell office:value-type="float" office:value="2.29" table:style-name="ce18">
            <text:p>2,29</text:p>
          </table:table-cell>
          <table:table-cell office:value-type="float" office:value="2.59" table:style-name="ce18">
            <text:p>2,59</text:p>
          </table:table-cell>
          <table:table-cell office:value-type="float" office:value="2.31" table:style-name="ce18">
            <text:p>2,3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table:style-name="ce2"/>
          <table:table-cell office:value-type="string" table:style-name="ce14">
            <text:p>All data</text:p>
          </table:table-cell>
          <table:table-cell table:style-name="ce2"/>
          <table:table-cell office:value-type="string" table:style-name="ce8">
            <text:p>RPE(m)</text:p>
          </table:table-cell>
          <table:table-cell office:value-type="float" office:value="1.2999999999999999E-2" table:style-name="ce20">
            <text:p>0,013</text:p>
          </table:table-cell>
          <table:table-cell office:value-type="float" office:value="1.2999999999999999E-2" table:style-name="ce19">
            <text:p>0,013</text:p>
          </table:table-cell>
          <table:table-cell office:value-type="float" office:value="1.4E-2" table:style-name="ce18">
            <text:p>0,014</text:p>
          </table:table-cell>
          <table:table-cell office:value-type="float" office:value="1.4E-2" table:style-name="ce18">
            <text:p>0,014</text:p>
          </table:table-cell>
          <table:table-cell office:value-type="float" office:value="1.4E-2" table:style-name="ce18">
            <text:p>0,014</text:p>
          </table:table-cell>
          <table:table-cell table:style-name="ce2"/>
          <table:table-cell office:value-type="string" table:style-name="ce3">
            <text:p>CPU</text:p>
          </table:table-cell>
          <table:table-cell table:number-columns-repeated="2" table:style-name="ce2"/>
          <table:table-cell table:style-name="ce22"/>
          <table:table-cell table:style-name="ce22"/>
          <table:table-cell table:style-name="ce2"/>
          <table:table-cell table:style-name="ce21"/>
          <table:table-cell table:style-name="ce21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8">
            <text:p>RPE(deg)</text:p>
          </table:table-cell>
          <table:table-cell office:value-type="float" office:value="3.1E-2" table:style-name="ce20">
            <text:p>0,031</text:p>
          </table:table-cell>
          <table:table-cell office:value-type="float" office:value="3.1E-2" table:style-name="ce19">
            <text:p>0,031</text:p>
          </table:table-cell>
          <table:table-cell office:value-type="float" office:value="3.2000000000000001E-2" table:style-name="ce18">
            <text:p>0,032</text:p>
          </table:table-cell>
          <table:table-cell office:value-type="float" office:value="3.2000000000000001E-2" table:style-name="ce18">
            <text:p>0,032</text:p>
          </table:table-cell>
          <table:table-cell office:value-type="float" office:value="3.2000000000000001E-2" table:style-name="ce18">
            <text:p>0,032</text:p>
          </table:table-cell>
          <table:table-cell table:style-name="ce2"/>
          <table:table-cell office:value-type="string" table:style-name="ce14">
            <text:p>Only – Stereo</text:p>
          </table:table-cell>
          <table:table-cell table:number-columns-repeated="2" table:style-name="ce2"/>
          <table:table-cell table:style-name="ce22"/>
          <table:table-cell table:style-name="ce22"/>
          <table:table-cell table:style-name="ce2"/>
          <table:table-cell table:style-name="ce21"/>
          <table:table-cell table:style-name="ce21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12">
            <text:p>ORB Extraction(ms)</text:p>
          </table:table-cell>
          <table:table-cell office:value-type="float" office:value="6.0594999999999999" table:style-name="ce20">
            <text:p>6,0595</text:p>
          </table:table-cell>
          <table:table-cell office:value-type="float" office:value="6.0632000000000001" table:style-name="ce19">
            <text:p>6,0632</text:p>
          </table:table-cell>
          <table:table-cell office:value-type="float" office:value="6.0572999999999997" table:style-name="ce18">
            <text:p>6,0573</text:p>
          </table:table-cell>
          <table:table-cell office:value-type="float" office:value="6.0987999999999998" table:style-name="ce18">
            <text:p>6,0988</text:p>
          </table:table-cell>
          <table:table-cell office:value-type="float" office:value="6.1996000000000002" table:style-name="ce18">
            <text:p>6,1996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12">
            <text:p>Stereo Matching(ms)</text:p>
          </table:table-cell>
          <table:table-cell office:value-type="float" office:value="2.8328000000000002" table:style-name="ce20">
            <text:p>2,8328</text:p>
          </table:table-cell>
          <table:table-cell office:value-type="float" office:value="3.2309999999999999" table:style-name="ce19">
            <text:p>3,231</text:p>
          </table:table-cell>
          <table:table-cell office:value-type="float" office:value="3.7321" table:style-name="ce18">
            <text:p>3,7321</text:p>
          </table:table-cell>
          <table:table-cell office:value-type="float" office:value="4.6788999999999996" table:style-name="ce18">
            <text:p>4,6789</text:p>
          </table:table-cell>
          <table:table-cell office:value-type="float" office:value="6.2819000000000003" table:style-name="ce18">
            <text:p>6,2819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12">
            <text:p>ORB Extraction(σ)</text:p>
          </table:table-cell>
          <table:table-cell office:value-type="float" office:value="28.606000000000002" table:style-name="ce20">
            <text:p>28,606</text:p>
          </table:table-cell>
          <table:table-cell office:value-type="float" office:value="28.451000000000001" table:style-name="ce19">
            <text:p>28,451</text:p>
          </table:table-cell>
          <table:table-cell office:value-type="float" office:value="28.550999999999998" table:style-name="ce18">
            <text:p>28,551</text:p>
          </table:table-cell>
          <table:table-cell office:value-type="float" office:value="28.838999999999999" table:style-name="ce18">
            <text:p>28,839</text:p>
          </table:table-cell>
          <table:table-cell office:value-type="float" office:value="30.056999999999999" table:style-name="ce18">
            <text:p>30,057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12">
            <text:p>Stereo Matching(σ)</text:p>
          </table:table-cell>
          <table:table-cell office:value-type="float" office:value="0.53486999999999996" table:style-name="ce20">
            <text:p>0,53487</text:p>
          </table:table-cell>
          <table:table-cell office:value-type="float" office:value="0.55742000000000003" table:style-name="ce19">
            <text:p>0,55742</text:p>
          </table:table-cell>
          <table:table-cell office:value-type="float" office:value="0.64575000000000005" table:style-name="ce18">
            <text:p>0,64575</text:p>
          </table:table-cell>
          <table:table-cell office:value-type="float" office:value="0.71655999999999997" table:style-name="ce18">
            <text:p>0,71656</text:p>
          </table:table-cell>
          <table:table-cell office:value-type="float" office:value="0.68159000000000003" table:style-name="ce18">
            <text:p>0,68159</text:p>
          </table:table-cell>
          <table:table-cell table:number-columns-repeated="7" table:style-name="ce2"/>
          <table:table-cell table:style-name="ce17"/>
          <table:table-cell table:style-name="ce2"/>
          <table:table-cell table:number-columns-repeated="16366"/>
        </table:table-row>
        <table:table-row table:style-name="ro1">
          <table:table-cell table:number-columns-repeated="12" table:style-name="ce2"/>
          <table:table-cell table:number-columns-repeated="6" table:style-name="ce11"/>
          <table:table-cell table:number-columns-repeated="16366"/>
        </table:table-row>
        <table:table-row table:number-rows-repeated="3"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table:style-name="ce21"/>
          <table:table-cell table:style-name="ce2"/>
          <table:table-cell office:value-type="string" table:style-name="ce7">
            <text:p>DEFAULT</text:p>
          </table:table-cell>
          <table:table-cell table:number-columns-repeated="12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26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10">
            <text:p>2,0</text:p>
          </table:table-cell>
          <table:table-cell office:value-type="float" office:value="4" table:style-name="ce9">
            <text:p>4,0</text:p>
          </table:table-cell>
          <table:table-cell office:value-type="float" office:value="8" table:style-name="ce9">
            <text:p>8,0</text:p>
          </table:table-cell>
          <table:table-cell office:value-type="float" office:value="16" table:style-name="ce9">
            <text:p>16,0</text:p>
          </table:table-cell>
          <table:table-cell table:number-columns-repeated="3" table:style-name="ce2"/>
          <table:table-cell office:value-type="string" table:style-name="ce8">
            <text:p>Radius multiplier</text:p>
          </table:table-cell>
          <table:table-cell office:value-type="float" office:value="1" table:style-name="ce9">
            <text:p>1,0</text:p>
          </table:table-cell>
          <table:table-cell office:value-type="float" office:value="2" table:style-name="ce28">
            <text:p>2,0</text:p>
          </table:table-cell>
          <table:table-cell office:value-type="float" office:value="4" table:style-name="ce27">
            <text:p>4,0</text:p>
          </table:table-cell>
          <table:table-cell office:value-type="float" office:value="8" table:style-name="ce27">
            <text:p>8,0</text:p>
          </table:table-cell>
          <table:table-cell office:value-type="float" office:value="16" table:style-name="ce27">
            <text:p>16,0</text:p>
          </table:table-cell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26">
            <text:p>-----------------------</text:p>
          </table:table-cell>
          <table:table-cell table:style-name="ce16">
            <draw:custom-shape svg:x="0.0087in" svg:y="0.0969in" svg:width="4.1263in" svg:height="1.6in" draw:z-index="2" draw:id="id1" draw:style-name="a5" draw:name="Line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4" table:style-name="ce16"/>
          <table:table-cell table:number-columns-repeated="3" table:style-name="ce2"/>
          <table:table-cell office:value-type="string" table:style-name="ce8">
            <text:p>-----------------------</text:p>
          </table:table-cell>
          <table:table-cell table:number-columns-repeated="5" table:style-name="ce3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26">
            <text:p>Translation error</text:p>
          </table:table-cell>
          <table:table-cell table:number-columns-repeated="5" table:style-name="ce16"/>
          <table:table-cell table:number-columns-repeated="3" table:style-name="ce2"/>
          <table:table-cell office:value-type="string" table:style-name="ce12">
            <text:p>GPU(<text:span text:style-name="T2">ms</text:span>)</text:p>
          </table:table-cell>
          <table:table-cell office:value-type="float" office:value="0.78878000000000004" table:style-name="ce13">
            <text:p>0,789</text:p>
          </table:table-cell>
          <table:table-cell office:value-type="float" office:value="0.95387" table:style-name="ce29">
            <text:p>0,954</text:p>
          </table:table-cell>
          <table:table-cell office:value-type="float" office:value="1.2242999999999999" table:style-name="ce13">
            <text:p>1,224</text:p>
          </table:table-cell>
          <table:table-cell office:value-type="float" office:value="1.8673999999999999" table:style-name="ce13">
            <text:p>1,867</text:p>
          </table:table-cell>
          <table:table-cell office:value-type="float" office:value="2.9249999999999998" table:style-name="ce13">
            <text:p>2,925</text:p>
          </table:table-cell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26">
            <text:p>Rotational error</text:p>
          </table:table-cell>
          <table:table-cell table:number-columns-repeated="5" table:style-name="ce16"/>
          <table:table-cell table:number-columns-repeated="3" table:style-name="ce2"/>
          <table:table-cell office:value-type="string" table:style-name="ce12">
            <text:p>Stereo Matching(σ)</text:p>
          </table:table-cell>
          <table:table-cell office:value-type="float" office:value="8.5025000000000003E-2" table:style-name="ce13">
            <text:p>0,085</text:p>
          </table:table-cell>
          <table:table-cell office:value-type="float" office:value="0.11691" table:style-name="ce29">
            <text:p>0,117</text:p>
          </table:table-cell>
          <table:table-cell office:value-type="float" office:value="0.16586000000000001" table:style-name="ce13">
            <text:p>0,166</text:p>
          </table:table-cell>
          <table:table-cell office:value-type="float" office:value="0.24285000000000001" table:style-name="ce13">
            <text:p>0,243</text:p>
          </table:table-cell>
          <table:table-cell office:value-type="float" office:value="0.26124000000000003" table:style-name="ce13">
            <text:p>0,261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GPU</text:p>
          </table:table-cell>
          <table:table-cell table:style-name="ce2"/>
          <table:table-cell office:value-type="string" table:style-name="ce8">
            <text:p>ATE(m)</text:p>
          </table:table-cell>
          <table:table-cell table:number-columns-repeated="5" table:style-name="ce16"/>
          <table:table-cell table:style-name="ce2"/>
          <table:table-cell office:value-type="string" table:style-name="ce3">
            <text:p>GPU</text:p>
          </table:table-cell>
          <table:table-cell table:number-columns-repeated="7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14">
            <text:p>All data</text:p>
          </table:table-cell>
          <table:table-cell table:style-name="ce2"/>
          <table:table-cell office:value-type="string" table:style-name="ce8">
            <text:p>RPE(m)</text:p>
          </table:table-cell>
          <table:table-cell table:number-columns-repeated="5" table:style-name="ce16"/>
          <table:table-cell table:style-name="ce2"/>
          <table:table-cell office:value-type="string" table:style-name="ce14">
            <text:p>Only – Stereo</text:p>
          </table:table-cell>
          <table:table-cell table:number-columns-repeated="7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8">
            <text:p>RPE(deg)</text:p>
          </table:table-cell>
          <table:table-cell table:number-columns-repeated="5" table:style-name="ce16"/>
          <table:table-cell table:number-columns-repeated="9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12">
            <text:p>ORB Extraction(ms)</text:p>
          </table:table-cell>
          <table:table-cell table:number-columns-repeated="5" table:style-name="ce16"/>
          <table:table-cell table:number-columns-repeated="9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12">
            <text:p>Stereo Matching(ms)</text:p>
          </table:table-cell>
          <table:table-cell table:number-columns-repeated="5" table:style-name="ce16"/>
          <table:table-cell table:number-columns-repeated="9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12">
            <text:p>ORB Extraction(σ)</text:p>
          </table:table-cell>
          <table:table-cell table:number-columns-repeated="5" table:style-name="ce16"/>
          <table:table-cell table:number-columns-repeated="9" table:style-name="ce2"/>
          <table:table-cell table:number-columns-repeated="16366"/>
        </table:table-row>
        <table:table-row table:style-name="ro1">
          <table:table-cell table:number-columns-repeated="3" table:style-name="ce2"/>
          <table:table-cell office:value-type="string" table:style-name="ce12">
            <text:p>Stereo Matching(σ)</text:p>
          </table:table-cell>
          <table:table-cell table:number-columns-repeated="5" table:style-name="ce16"/>
          <table:table-cell table:number-columns-repeated="9" table:style-name="ce2"/>
          <table:table-cell table:number-columns-repeated="16366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cf1" style:family="table-cell">
      <style:table-cell-properties fo:background-color="#CCFFCC"/>
      <style:text-properties fo:color="#006600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LUCA ANZALDI</dc:creator>
    <meta:creation-date>2024-04-09T15:01:44Z</meta:creation-date>
    <dc:date>2024-10-13T15:59:49Z</dc:date>
    <meta:editing-cycles>35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number:number-style style:name="N43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chart" style:name="Axs1" style:data-style-name="N2">
      <style:chart-properties chart:gap-width="315" chart:overlap="-4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0.5142519685039pt" svg:width="360.0pt" chart:style-name="Crt0">
        <chart:title chart:style-name="CT00">
          <text:p text:style-name="a0" text:class-names="" text:cond-style-name="">Time comparison - Stereo Matching (Kitti-06)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Raggio</text:p>
            </chart:title>
            <chart:categories table:cell-range-address="Sheet1.$N$7:.$R$7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o (ms)</text:p>
            </chart:title>
            <chart:grid chart:class="major" chart:style-name="GMa1"/>
          </chart:axis>
          <chart:series chart:label-cell-address="Sheet1.$M$9" chart:values-cell-range-address="Sheet1.$N$9:.$R$9" chart:class="chart:line" chart:attached-axis="primary-y" chart:style-name="G0S0">
            <chart:data-point chart:repeated="5"/>
          </chart:series>
          <chart:series chart:label-cell-address="Sheet1.$M$25" chart:values-cell-range-address="Sheet1.$N$25:.$R$25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